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tantia" svg:font-family="Constant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ED7D31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style:font-name="Constantia" style:font-name-asian="Constantia" style:font-name-complex="Constantia" style:font-family-generic="roman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11.5146666666667cm"/>
    </style:style>
    <style:style style:name="co3" style:family="table-column">
      <style:table-column-properties fo:break-before="auto" style:column-width="9.673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Método</text:p>
          </table:table-cell>
          <table:table-cell office:value-type="string" table:style-name="ce4">
            <text:p>Endpoint</text:p>
          </table:table-cell>
          <table:table-cell office:value-type="string" table:style-name="ce4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7">
            <text:p>https://api.spoonacular.com/mealplanner/generate</text:p>
          </table:table-cell>
          <table:table-cell office:value-type="string" table:style-name="ce7">
            <text:p>Gera um plano alimentar com 3 refeições random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OST</text:p>
          </table:table-cell>
          <table:table-cell office:value-type="string" table:style-name="ce7">
            <text:p>https://api.spoonacular.com/users/connect</text:p>
          </table:table-cell>
          <table:table-cell office:value-type="string" table:style-name="ce7">
            <text:p>Cria uma conta de utilizad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8">
            <text:p>https://api.spoonacular.com/recipes/complexSearch</text:p>
          </table:table-cell>
          <table:table-cell office:value-type="string" table:style-name="ce7">
            <text:p>Pesquisa Receit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8">
            <text:p>https://api.spoonacular.com/recipes/${idArray[i]}/information</text:p>
          </table:table-cell>
          <table:table-cell office:value-type="string" table:style-name="ce7">
            <text:p>Pesquisa Detalhes das Receit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7">
            <text:p>https://api.spoonacular.com/food/ingredients/search</text:p>
          </table:table-cell>
          <table:table-cell office:value-type="string" table:style-name="ce7">
            <text:p>Pesquisa de Ingredient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7">
            <text:p>https://api.spoonacular.com/food/ingredients/9040/information?</text:p>
          </table:table-cell>
          <table:table-cell office:value-type="string" table:style-name="ce7">
            <text:p>Pesquisa de Detalhes de Ingredient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7">
            <text:p>https://api.spoonacular.com/food/products/search</text:p>
          </table:table-cell>
          <table:table-cell office:value-type="string" table:style-name="ce7">
            <text:p>Pesquisa de Produto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7">
            <text:p>https://api.spoonacular.com/food/products/196488</text:p>
          </table:table-cell>
          <table:table-cell office:value-type="string" table:style-name="ce7">
            <text:p>Pesquisa de Detalhes de Produto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ST</text:p>
          </table:table-cell>
          <table:table-cell office:value-type="string" table:style-name="ce7">
            <text:p>https://api.spoonacular.com/mealplanner/vasco/templates</text:p>
          </table:table-cell>
          <table:table-cell office:value-type="string" table:style-name="ce7">
            <text:p>Criar Plano Alimenta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7">
            <text:p>https://api.spoonacular.com/mealplanner/vasco/templates</text:p>
          </table:table-cell>
          <table:table-cell office:value-type="string" table:style-name="ce7">
            <text:p>Mostrar Templates Criados pelo Utilizad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7">
            <text:p>https://api.spoonacular.com/mealplanner/vasco/templates/5171</text:p>
          </table:table-cell>
          <table:table-cell office:value-type="string" table:style-name="ce7">
            <text:p>Mostrar Detalhes dos Templates Criados pelo Utilizador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tantia" svg:font-family="Constanti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vasco</meta:initial-creator>
    <dc:creator>vasco</dc:creator>
    <meta:creation-date>2022-06-27T15:13:10Z</meta:creation-date>
    <dc:date>2022-06-27T16:24:36Z</dc:date>
  </office:meta>
</office:document-meta>
</file>